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center"/>
    </style:style>
    <style:style style:name="Table1.A" style:family="table-column">
      <style:table-column-properties style:column-width="1.173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036cm"/>
    </style:style>
    <style:style style:name="Table1.D" style:family="table-column">
      <style:table-column-properties style:column-width="3.027cm"/>
    </style:style>
    <style:style style:name="Table1.E" style:family="table-column">
      <style:table-column-properties style:column-width="2.912cm"/>
    </style:style>
    <style:style style:name="Table1.F" style:family="table-column">
      <style:table-column-properties style:column-width="2.357cm"/>
    </style:style>
    <style:style style:name="Table1.G" style:family="table-column">
      <style:table-column-properties style:column-width="3.228cm"/>
    </style:style>
    <style:style style:name="Table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1.G1" style:family="table-cell">
      <style:table-cell-properties style:vertical-align="middle" style:border-line-width="0.002cm 0.004cm 0.002cm" fo:padding="0.049cm" fo:border="0.2pt double #808080"/>
    </style:style>
    <style:style style:name="Table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1.G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text-properties officeooo:paragraph-rsid="000aca6b"/>
    </style:style>
    <style:style style:name="P2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none" fo:font-weight="normal" officeooo:rsid="00177801" officeooo:paragraph-rsid="0017780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none" fo:font-weight="normal" officeooo:rsid="001f0dbf" officeooo:paragraph-rsid="001f0db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solid" style:text-underline-width="auto" style:text-underline-color="font-color" fo:font-weight="bold" officeooo:rsid="0016736d" officeooo:paragraph-rsid="0016736d" style:font-size-asian="10.5pt" style:font-weight-asian="bold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solid" style:text-underline-width="auto" style:text-underline-color="font-color" fo:font-weight="bold" officeooo:rsid="001c863e" officeooo:paragraph-rsid="001c863e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>
        <style:tab-stops>
          <style:tab-stop style:position="3.545cm"/>
        </style:tab-stops>
      </style:paragraph-properties>
      <style:text-properties fo:font-size="12pt" style:text-underline-style="none" fo:font-weight="normal" officeooo:rsid="00177801" officeooo:paragraph-rsid="00177801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2cf101" officeooo:paragraph-rsid="002cf101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solid" style:text-underline-width="auto" style:text-underline-color="font-color" fo:font-weight="bold" officeooo:rsid="0036ceff" officeooo:paragraph-rsid="0036ceff" style:font-size-asian="10.5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solid" style:text-underline-width="auto" style:text-underline-color="font-color" fo:font-weight="bold" officeooo:rsid="00388b48" officeooo:paragraph-rsid="00388b48" style:font-size-asian="10.5pt" style:font-weight-asian="bold" style:font-size-complex="12pt" style:font-weight-complex="bold"/>
    </style:style>
    <style:style style:name="P10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solid" style:text-underline-width="auto" style:text-underline-color="font-color" fo:font-weight="bold" officeooo:rsid="003d19e9" officeooo:paragraph-rsid="003d19e9" style:font-size-asian="10.5pt" style:font-weight-asian="bold" style:font-size-complex="12pt" style:font-weight-complex="bold"/>
    </style:style>
    <style:style style:name="P11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solid" style:text-underline-width="auto" style:text-underline-color="font-color" fo:font-weight="bold" officeooo:rsid="003f9a5e" officeooo:paragraph-rsid="003f9a5e" style:font-size-asian="10.5pt" style:font-weight-asian="bold" style:font-size-complex="12pt" style:font-weight-complex="bold"/>
    </style:style>
    <style:style style:name="P12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solid" style:text-underline-width="auto" style:text-underline-color="font-color" fo:font-weight="bold" officeooo:rsid="0042a33e" officeooo:paragraph-rsid="0042a33e" style:font-size-asian="10.5pt" style:font-weight-asian="bold" style:font-size-complex="12pt" style:font-weight-complex="bold"/>
    </style:style>
    <style:style style:name="P13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none" fo:font-weight="normal" officeooo:rsid="00370577" officeooo:paragraph-rsid="0037057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none" fo:font-weight="normal" officeooo:rsid="00388b48" officeooo:paragraph-rsid="0037057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none" fo:font-weight="normal" officeooo:rsid="00388b48" officeooo:paragraph-rsid="00388b4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none" fo:font-weight="normal" officeooo:rsid="003c9f1b" officeooo:paragraph-rsid="003c9f1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none" fo:font-weight="normal" officeooo:rsid="003f9a5e" officeooo:paragraph-rsid="003f9a5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3.545cm"/>
        </style:tab-stops>
      </style:paragraph-properties>
      <style:text-properties fo:font-size="12pt" style:text-underline-style="none" fo:font-weight="normal" officeooo:rsid="0042a33e" officeooo:paragraph-rsid="0042a33e" style:font-size-asian="10.5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size="18pt" style:text-underline-style="solid" style:text-underline-width="auto" style:text-underline-color="font-color" fo:font-weight="bold" officeooo:rsid="000aca6b" style:font-size-asian="18pt" style:font-weight-asian="bold" style:font-size-complex="18pt" style:font-weight-complex="bold"/>
    </style:style>
    <style:style style:name="T3" style:family="text">
      <style:text-properties style:text-position="33% 8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2">Networking</text:span></text:p>
      <text:p text:style-name="Text_20_body"/>
      <text:p text:style-name="Text_20_body">A <text:span text:style-name="T1">media access control address</text:span> (<text:span text:style-name="T1">MAC address</text:span>) of a computer is a <text:a xlink:type="simple" xlink:href="https://en.wikipedia.org/wiki/Unique_identifier" text:style-name="Internet_20_link" text:visited-style-name="Visited_20_Internet_20_Link">unique identifier</text:a> assigned to <text:a xlink:type="simple" xlink:href="https://en.wikipedia.org/wiki/Network_interface_controller" text:style-name="Internet_20_link" text:visited-style-name="Visited_20_Internet_20_Link">network interfaces</text:a> for communications at the <text:a xlink:type="simple" xlink:href="https://en.wikipedia.org/wiki/Data_link_layer" text:style-name="Internet_20_link" text:visited-style-name="Visited_20_Internet_20_Link">data link layer</text:a> of a network segment. MAC addresses are used as a <text:a xlink:type="simple" xlink:href="https://en.wikipedia.org/wiki/Network_address" text:style-name="Internet_20_link" text:visited-style-name="Visited_20_Internet_20_Link">network address</text:a> for most <text:a xlink:type="simple" xlink:href="https://en.wikipedia.org/wiki/IEEE_802" text:style-name="Internet_20_link" text:visited-style-name="Visited_20_Internet_20_Link">IEEE 802</text:a> network technologies, including <text:a xlink:type="simple" xlink:href="https://en.wikipedia.org/wiki/Ethernet" text:style-name="Internet_20_link" text:visited-style-name="Visited_20_Internet_20_Link">Ethernet</text:a> and <text:a xlink:type="simple" xlink:href="https://en.wikipedia.org/wiki/Wi-Fi" text:style-name="Internet_20_link" text:visited-style-name="Visited_20_Internet_20_Link">Wi-Fi</text:a>. Logically, MAC addresses are used in the <text:a xlink:type="simple" xlink:href="https://en.wikipedia.org/wiki/Media_access_control" text:style-name="Internet_20_link" text:visited-style-name="Visited_20_Internet_20_Link">media access control</text:a> protocol sublayer of the <text:a xlink:type="simple" xlink:href="https://en.wikipedia.org/wiki/OSI_model" text:style-name="Internet_20_link" text:visited-style-name="Visited_20_Internet_20_Link">OSI reference model</text:a>.</text:p>
      <text:p text:style-name="P4">4.2.MAC/IP</text:p>
      <text:p text:style-name="P4">Format of MAC</text:p>
      <text:p text:style-name="P2">we can write mac address in 3 types of format,</text:p>
      <text:p text:style-name="Standard">MM:MM:MM:SS:SS:S</text:p>
      <text:p text:style-name="Standard">MM-MM-MM-SS-SS-SS</text:p>
      <text:p text:style-name="Standard">MMM.MMM.SSS.SSS</text:p>
      <text:p text:style-name="P2"/>
      <text:p text:style-name="P6">The leftmost 6 digits (24 bits) called a "prefix" is associated with the adapter manufacturer. Each vendor registers and obtains MAC prefixes as assigned by the IEEE. <text:s/>For example, the prefixes 00:13:10, 00:25:9C and 68:7F:74 (plus many others) all belong to Linksys (<text:a xlink:type="simple" xlink:href="https://www.lifewire.com/cisco-systems-corporation-817476" text:style-name="Internet_20_link" text:visited-style-name="Visited_20_Internet_20_Link">Cisco Systems</text:a>).</text:p>
      <text:p text:style-name="Text_20_body">The rightmost digits of a MAC address represent an identification number for the specific device. Among all devices manufactured with the same vendor prefix, each is given their own unique 24-bit number. Note that hardware from different vendors may happen to share the same device portion of the address.</text:p>
      <text:p text:style-name="Text_20_body"/>
      <text:p text:style-name="P7">CLASSES OF IP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Heading">Class</text:p>
          </table:table-cell>
          <table:table-cell table:style-name="Table1.A1" office:value-type="string">
            <text:p text:style-name="Table_20_Heading">1<text:span text:style-name="T3">st</text:span> Octet Decimal Range</text:p>
          </table:table-cell>
          <table:table-cell table:style-name="Table1.A1" office:value-type="string">
            <text:p text:style-name="Table_20_Heading">1<text:span text:style-name="T3">st</text:span> Octet High Order Bits</text:p>
          </table:table-cell>
          <table:table-cell table:style-name="Table1.A1" office:value-type="string">
            <text:p text:style-name="Table_20_Heading">Network/Host ID (N=Network, H=Host)</text:p>
          </table:table-cell>
          <table:table-cell table:style-name="Table1.A1" office:value-type="string">
            <text:p text:style-name="Table_20_Heading">Default Subnet Mask</text:p>
          </table:table-cell>
          <table:table-cell table:style-name="Table1.A1" office:value-type="string">
            <text:p text:style-name="Table_20_Heading">Number of Networks</text:p>
          </table:table-cell>
          <table:table-cell table:style-name="Table1.G1" office:value-type="string">
            <text:p text:style-name="Table_20_Heading">Hosts per Network (Usable Addresses)</text:p>
          </table:table-cell>
        </table:table-row>
        <table:table-row>
          <table:table-cell table:style-name="Table1.A2" office:value-type="string">
            <text:p text:style-name="Table_20_Contents">A</text:p>
          </table:table-cell>
          <table:table-cell table:style-name="Table1.A2" office:value-type="string">
            <text:p text:style-name="Table_20_Contents">1 – 126*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N.H.H.H</text:p>
          </table:table-cell>
          <table:table-cell table:style-name="Table1.A2" office:value-type="string">
            <text:p text:style-name="Table_20_Contents">255.0.0.0</text:p>
          </table:table-cell>
          <table:table-cell table:style-name="Table1.A2" office:value-type="string">
            <text:p text:style-name="Table_20_Contents">126 (2<text:span text:style-name="T3">7</text:span> – 2)</text:p>
          </table:table-cell>
          <table:table-cell table:style-name="Table1.G2" office:value-type="string">
            <text:p text:style-name="Table_20_Contents">16,777,214 (2<text:span text:style-name="T3">24</text:span> – 2)</text:p>
          </table:table-cell>
        </table:table-row>
        <table:table-row>
          <table:table-cell table:style-name="Table1.A2" office:value-type="string">
            <text:p text:style-name="Table_20_Contents">B</text:p>
          </table:table-cell>
          <table:table-cell table:style-name="Table1.A2" office:value-type="string">
            <text:p text:style-name="Table_20_Contents">128 – 191</text:p>
          </table:table-cell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N.N.H.H</text:p>
          </table:table-cell>
          <table:table-cell table:style-name="Table1.A2" office:value-type="string">
            <text:p text:style-name="Table_20_Contents">255.255.0.0</text:p>
          </table:table-cell>
          <table:table-cell table:style-name="Table1.A2" office:value-type="string">
            <text:p text:style-name="Table_20_Contents">16,382 (2<text:span text:style-name="T3">14</text:span> – 2)</text:p>
          </table:table-cell>
          <table:table-cell table:style-name="Table1.G2" office:value-type="string">
            <text:p text:style-name="Table_20_Contents">65,534 (2<text:span text:style-name="T3">16</text:span> – 2)</text:p>
          </table:table-cell>
        </table:table-row>
        <table:table-row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Table_20_Contents">192 – 223</text:p>
          </table:table-cell>
          <table:table-cell table:style-name="Table1.A2" office:value-type="string">
            <text:p text:style-name="Table_20_Contents">110</text:p>
          </table:table-cell>
          <table:table-cell table:style-name="Table1.A2" office:value-type="string">
            <text:p text:style-name="Table_20_Contents">N.N.N.H</text:p>
          </table:table-cell>
          <table:table-cell table:style-name="Table1.A2" office:value-type="string">
            <text:p text:style-name="Table_20_Contents">255.255.255.0</text:p>
          </table:table-cell>
          <table:table-cell table:style-name="Table1.A2" office:value-type="string">
            <text:p text:style-name="Table_20_Contents">2,097,150 (2<text:span text:style-name="T3">21</text:span> – 2)</text:p>
          </table:table-cell>
          <table:table-cell table:style-name="Table1.G2" office:value-type="string">
            <text:p text:style-name="Table_20_Contents">254 (2<text:span text:style-name="T3">8</text:span> – 2)</text:p>
          </table:table-cell>
        </table:table-row>
        <table:table-row>
          <table:table-cell table:style-name="Table1.A2" office:value-type="string">
            <text:p text:style-name="Table_20_Contents">D</text:p>
          </table:table-cell>
          <table:table-cell table:style-name="Table1.A2" office:value-type="string">
            <text:p text:style-name="Table_20_Contents">224 – 239</text:p>
          </table:table-cell>
          <table:table-cell table:style-name="Table1.A2" office:value-type="string">
            <text:p text:style-name="Table_20_Contents">1110</text:p>
          </table:table-cell>
          <table:table-cell table:style-name="Table1.G2" table:number-columns-spanned="4" office:value-type="string">
            <text:p text:style-name="Table_20_Contents">Reserved for Multicasting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E</text:p>
          </table:table-cell>
          <table:table-cell table:style-name="Table1.A2" office:value-type="string">
            <text:p text:style-name="Table_20_Contents">240 – 254</text:p>
          </table:table-cell>
          <table:table-cell table:style-name="Table1.A2" office:value-type="string">
            <text:p text:style-name="Table_20_Contents">1111</text:p>
          </table:table-cell>
          <table:table-cell table:style-name="Table1.G2" table:number-columns-spanned="4" office:value-type="string">
            <text:p text:style-name="Table_20_Contents">Experimental; used for research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P5">WIRESHARK</text:p>
      <text:p text:style-name="P5"/>
      <text:p text:style-name="P3">$sudo apt-get install wireshark</text:p>
      <text:p text:style-name="P3">$sudo chmod +x /usr/bin/dumpcap</text:p>
      <text:p text:style-name="P3"/>
      <text:p text:style-name="P3"/>
      <text:p text:style-name="P3"><text:soft-page-break/></text:p>
      <text:p text:style-name="P8">How DHCP server configure ip address.</text:p>
      <text:p text:style-name="P13"><text:a xlink:type="simple" xlink:href="http://www.tomshardware.com/faq/id-1932036/dhcp-server-assigns-addresses-client-computers.html" text:style-name="Internet_20_link" text:visited-style-name="Visited_20_Internet_20_Link">http://www.tomshardware.com/faq/id-1932036/dhcp-server-assigns-addresses-client-computers.html</text:a></text:p>
      <text:p text:style-name="P14"/>
      <text:p text:style-name="P9">How ARP working.</text:p>
      <text:p text:style-name="P15">$arp -a </text:p>
      <text:p text:style-name="P15">it is used to view local arp cache.</text:p>
      <text:p text:style-name="P16"><text:a xlink:type="simple" xlink:href="http://www.omnisecu.com/tcpip/address-resolution-protocol-arp.php" text:style-name="Internet_20_link" text:visited-style-name="Visited_20_Internet_20_Link">http://www.omnisecu.com/tcpip/address-resolution-protocol-arp.php</text:a></text:p>
      <text:p text:style-name="P16"/>
      <text:p text:style-name="P10">4.5 <text:s/>VLAN, STP, mirroring, bonding</text:p>
      <text:p text:style-name="P11">STP</text:p>
      <text:p text:style-name="P17"><text:a xlink:type="simple" xlink:href="https://www.cisco.com/c/en/us/support/docs/lan-switching/spanning-tree-protocol/5234-5.html" text:style-name="Internet_20_link" text:visited-style-name="Visited_20_Internet_20_Link">https://www.cisco.com/c/en/us/support/docs/lan-switching/spanning-tree-protocol/5234-5.html</text:a></text:p>
      <text:p text:style-name="P17"/>
      <text:p text:style-name="P12">4.6 <text:s text:c="2"/>Auto negotiation</text:p>
      <text:p text:style-name="P18"><text:a xlink:type="simple" xlink:href="https://web.archive.org/web/20131111034703/http://myaccount.flukenetworks.com/fnet/en-us/supportAndDownloads/KB/IT%2BNetworking/OptiView%2BSeries%2BII%2BIntegrated%2BNetwork%2BAnalyzer/Auto-Negotiation__how_does_it_work" text:style-name="Internet_20_link" text:visited-style-name="Visited_20_Internet_20_Link">https://web.archive.org/web/20131111034703/http://myaccount.flukenetworks.com/fnet/en-us/supportAndDownloads/KB/IT%2BNetworking/OptiView%2BSeries%2BII%2BIntegrated%2BNetwork%2BAnalyzer/Auto-Negotiation__how_does_it_work</text:a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2:57:59.170419586</meta:creation-date>
    <dc:date>2017-08-18T15:18:28.774581019</dc:date>
    <meta:editing-duration>PT8H31M47S</meta:editing-duration>
    <meta:editing-cycles>20</meta:editing-cycles>
    <meta:generator>LibreOffice/5.1.6.2$Linux_X86_64 LibreOffice_project/10m0$Build-2</meta:generator>
    <meta:document-statistic meta:table-count="1" meta:image-count="0" meta:object-count="0" meta:page-count="2" meta:paragraph-count="61" meta:word-count="295" meta:character-count="2256" meta:non-whitespace-character-count="2001"/>
  </office:meta>
</office:document-meta>
</file>